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3" style:family="table-cell" style:parent-style-name="Default">
      <style:table-cell-properties fo:background-color="#ffe082"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082" style:text-align-source="fix" style:repeat-content="false" style:vertical-align="middle"/>
      <style:paragraph-properties fo:text-align="star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</office:automatic-styles>
  <office:body>
    <office:spreadsheet>
      <table:calculation-settings table:case-sensitive="false" table:precision-as-shown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2"/>
          <table:table-cell table:style-name="ce5" office:value-type="string" calcext:value-type="string">
            <text:p>Pāḷi Reader Comparison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string" calcext:value-type="string">
            <text:p>DPR</text:p>
          </table:table-cell>
          <table:table-cell table:style-name="ce3" office:value-type="string" calcext:value-type="string">
            <text:p>TPP</text:p>
          </table:table-cell>
          <table:table-cell table:style-name="ce3" office:value-type="string" calcext:value-type="string">
            <text:p>Tipitaka.app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Offline version availabl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nline version avail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ains full set of CST text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peed of search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very fas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arch time</text:p>
          </table:table-cell>
          <table:table-cell office:value-type="string" calcext:value-type="string">
            <text:p>28.2s</text:p>
          </table:table-cell>
          <table:table-cell office:value-type="string" calcext:value-type="string">
            <text:p>2.1s</text:p>
          </table:table-cell>
          <table:table-cell/>
          <table:table-cell office:value-type="string" calcext:value-type="string">
            <text:p>based on searching for "ariyasacca" in the entire text se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arch Histor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ase of us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ppeara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tty ugl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glish Dictionarie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nese Dictionar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ndi Dictionar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hala Dictionar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rman Dictionar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yanmar Dictionar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etnamese Dictionar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donesian Dictionar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nskrit Dictionar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ctionary Histor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ound and sandhi splitt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nflection tabl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utta title searc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āḷi roo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nskrit Roo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ṭṭḥakathā searc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Ṭīkā searc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ki supp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glish Translati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glish Translators</text:p>
          </table:table-cell>
          <table:table-cell table:style-name="ce7" office:value-type="string" calcext:value-type="string">
            <text:p>Bhikkhu Bodhi, Thanissaro, ATI</text:p>
          </table:table-cell>
          <table:table-cell office:value-type="string" calcext:value-type="string">
            <text:p>Sujato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okmarkin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xt conver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t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5:37:38.523063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initial-creator>Bodhirasa</meta:initial-creator>
    <meta:creation-date>2022-06-03T18:14:01.312726540</meta:creation-date>
    <dc:date>2022-06-07T15:39:26.825900310</dc:date>
    <dc:creator>Bodhirasa</dc:creator>
    <meta:editing-duration>PT16M49S</meta:editing-duration>
    <meta:editing-cycles>3</meta:editing-cycles>
    <meta:generator>LibreOffice/7.3.3.2$Linux_X86_64 LibreOffice_project/30$Build-2</meta:generator>
    <meta:document-statistic meta:table-count="1" meta:cell-count="104" meta:object-count="0"/>
  </office:meta>
</office:document-meta>
</file>